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E000000AE1238EB2317615C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4.621cm"/>
    </style:style>
    <style:style style:name="Table1.B" style:family="table-column">
      <style:table-column-properties style:column-width="3.371cm"/>
    </style:style>
    <style:style style:name="Table1.C" style:family="table-column">
      <style:table-column-properties style:column-width="7.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84cm" fo:margin-left="0cm" fo:margin-top="0cm" fo:margin-bottom="0cm" table:align="left" style:writing-mode="lr-tb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11.3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15.9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93cm" fo:margin-left="0cm" fo:margin-top="0cm" fo:margin-bottom="0cm" table:align="left" style:writing-mode="lr-tb"/>
    </style:style>
    <style:style style:name="Table4.A" style:family="table-column">
      <style:table-column-properties style:column-width="15.99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se" fo:country="N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text-properties style:font-name="FS Albert Pro" fo:font-size="6pt" fo:language="fi" fo:country="FI" style:font-size-asian="6pt" style:font-size-complex="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S Albert Pro" fo:font-size="4pt" fo:font-weight="bold" style:font-size-asian="4pt" style:font-weight-asian="bold" style:font-size-complex="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FS Albert Pro" fo:font-size="10pt" style:font-name-asian="Times New Roman1" style:font-size-asian="10pt" style:language-asian="nb" style:country-asian="NO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FS Albert Pro" fo:font-size="6pt" style:font-size-asian="6pt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FS Albert Pro" fo:font-size="11pt" fo:font-weight="bold" style:font-name-asian="Times New Roman1" style:font-size-asian="11pt" style:language-asian="nb" style:country-asian="NO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fi" fo:country="FI" style:font-name-asian="Times New Roman1" style:font-size-asian="8pt" style:language-asian="nb" style:country-asian="NO" style:font-name-complex="Times New Roman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FS Albert Pro" fo:font-size="8pt" style:font-name-asian="Times New Roman1" style:font-size-asian="8pt" style:language-asian="nb" style:country-asian="NO" style:font-name-complex="Times New Roman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FS Albert Pro" fo:font-size="9pt" fo:language="fi" fo:country="FI" style:font-name-asian="Times New Roman1" style:font-size-asian="9pt" style:language-asian="nb" style:country-asian="NO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FS Albert Pro" fo:font-size="9pt" fo:language="fi" fo:country="FI" style:font-name-asian="Times New Roman1" style:font-size-asian="9pt" style:language-asian="nb" style:country-asian="NO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nb" style:country-asian="NO" style:font-name-complex="Times New Roman1" style:font-size-complex="10pt"/>
    </style:style>
    <style:style style:name="P17" style:family="paragraph" style:parent-style-name="Standard" style:master-page-name="Standard">
      <style:paragraph-properties style:page-number="auto"/>
      <style:text-properties style:font-name="FS Albert Pro"/>
    </style:style>
    <style:style style:name="T1" style:family="text">
      <style:text-properties style:font-name="FS Albert Pro"/>
    </style:style>
    <style:style style:name="T2" style:family="text">
      <style:text-properties style:font-name="FS Albert Pro" fo:font-size="20pt" fo:language="se" fo:country="NO" style:font-size-asian="20pt" style:font-size-complex="20pt"/>
    </style:style>
    <style:style style:name="T3" style:family="text">
      <style:text-properties style:font-name="FS Albert Pro" fo:font-size="11pt" fo:font-weight="bold" style:font-size-asian="11pt" style:font-weight-asian="bold"/>
    </style:style>
    <style:style style:name="T4" style:family="text">
      <style:text-properties style:font-name="FS Albert Pro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S Albert Pro" fo:font-size="9pt" style:font-size-asian="9pt"/>
    </style:style>
    <style:style style:name="T6" style:family="text">
      <style:text-properties style:font-name="FS Albert Pro" fo:font-size="9pt" style:font-size-asian="9pt" style:font-size-complex="9pt"/>
    </style:style>
    <style:style style:name="T7" style:family="text">
      <style:text-properties style:font-name="FS Albert Pro" fo:font-size="9pt" fo:language="fi" fo:country="FI" style:font-size-asian="9pt" style:font-size-complex="9pt"/>
    </style:style>
    <style:style style:name="T8" style:family="text">
      <style:text-properties style:font-name="FS Albert Pro" fo:font-size="9pt" fo:language="se" fo:country="NO" style:font-size-asian="9pt"/>
    </style:style>
    <style:style style:name="T9" style:family="text">
      <style:text-properties style:font-name="FS Albert Pro" fo:language="fi" fo:country="FI"/>
    </style:style>
    <style:style style:name="T10" style:family="text">
      <style:text-properties style:font-name="FS Albert Pro" fo:font-weight="bold" style:font-weight-asian="bold" style:font-weight-complex="bold"/>
    </style:style>
    <style:style style:name="T11" style:family="text">
      <style:text-properties style:font-name="FS Albert Pro" fo:font-size="8pt" style:font-size-asian="8pt" style:font-size-complex="8pt"/>
    </style:style>
    <style:style style:name="T12" style:family="text">
      <style:text-properties style:font-name="FS Albert Pro" fo:language="se" fo:country="NO"/>
    </style:style>
    <style:style style:name="T13" style:family="text">
      <style:text-properties style:font-name="FS Albert Pro" fo:font-size="16pt" fo:language="se" fo:country="NO" style:font-size-asian="16pt"/>
    </style:style>
    <style:style style:name="T14" style:family="text">
      <style:text-properties style:font-name="FS Albert Pro" fo:font-size="16pt" fo:language="se" fo:country="NO" style:font-size-asian="16pt" style:font-size-complex="16pt"/>
    </style:style>
    <style:style style:name="T15" style:family="text">
      <style:text-properties style:use-window-font-color="true" fo:language="se" fo:country="NO"/>
    </style:style>
    <style:style style:name="T16" style:family="text">
      <style:text-properties fo:language="se" fo:country="NO"/>
    </style:style>
    <style:style style:name="T17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6"><text:span text:style-name="T2">Søknad om driftstilskudd</text:span></text:p>
      <text:p text:style-name="P5"><text:span text:style-name="T2">Sööknaadi toimenlisäle</text:span></text:p>
      <text:h text:style-name="P3" text:outline-level="2"><text:span text:style-name="T15">Søknadsfrist: 31. august for påfølgende år.</text:span></text:h>
      <text:p text:style-name="P5"><text:span text:style-name="T16">Sööknaadifristi: 31. aukustikuuta tulleevana vuon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<text:span text:style-name="T1">Virksomhetens navn:</text:span></text:p>
            <text:p text:style-name="P16"><text:span text:style-name="T1">Toimen nimi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6"><text:span text:style-name="T1">Organisasjonsnummer:</text:span></text:p>
            <text:p text:style-name="P16"><text:span text:style-name="T1">Organisasjuuninumero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6"><text:span text:style-name="T1">Postadresse:</text:span></text:p>
            <text:p text:style-name="P16"><text:span text:style-name="T1">Postiadressi: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Postnr.:</text:span></text:p>
            <text:p text:style-name="P16"><text:span text:style-name="T1">Postinro:</text:span></text:p>
          </table:table-cell>
          <table:table-cell table:style-name="Table1.A1" table:number-columns-spanned="2" office:value-type="string">
            <text:p text:style-name="P16"><text:span text:style-name="T1">Poststed:</text:span></text:p>
            <text:p text:style-name="P16"><text:span text:style-name="T1">Postipaikka: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<text:span text:style-name="T1">E-postadresse:</text:span></text:p>
            <text:p text:style-name="P16"><text:span text:style-name="T1">E-postiadressi:</text:span></text:p>
          </table:table-cell>
          <table:covered-table-cell/>
          <table:table-cell table:style-name="Table1.A1" office:value-type="string">
            <text:p text:style-name="P16"><text:span text:style-name="T1">Webadresse:</text:span></text:p>
            <text:p text:style-name="P16"><text:span text:style-name="T1">Nettiadressi: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1">Telefon:</text:span></text:p>
            <text:p text:style-name="P16"><text:span text:style-name="T1">Telefuuni:</text:span>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1">Kontonummer: </text:span></text:p>
            <text:p text:style-name="P16"><text:span text:style-name="T1">Konttunumero:</text:span></text:p>
          </table:table-cell>
          <table:covered-table-cell/>
          <table:table-cell table:style-name="Table1.A1" office:value-type="string">
            <text:p text:style-name="P16"><text:span text:style-name="T1">Kontaktperson/prosjektleder:</text:span></text:p>
            <text:p text:style-name="P16"><text:span text:style-name="T1">Kontaktipersoona/<text:line-break/>Prosjektinjohtaaja:</text:span></text:p>
          </table:table-cell>
        </table:table-row>
      </table:table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3">Prosjektets navn:</text:span></text:p>
            <text:p text:style-name="P16"><text:span text:style-name="T3">Prosjektin nimi:</text:span>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6"><text:span text:style-name="T3">Søknadssum:</text:span></text:p>
            <text:p text:style-name="P16"><text:span text:style-name="T4">Sööknaadisumma:</text:span></text:p>
          </table:table-cell>
          <table:table-cell table:style-name="Table2.A1" office:value-type="string">
            <text:p text:style-name="P11"/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">Mål for prosjektet:</text:span></text:p>
            <text:p text:style-name="P16"><text:span text:style-name="T5">Beskriv hva du/dere vil oppnå med tilskuddet og hvordan dette skal bidra til å sikre målet med tilskuddsordningen.</text:span></text:p>
            <text:p text:style-name="P16"><text:span text:style-name="T1">Prosjektin mooli: </text:span></text:p>
            <text:p text:style-name="P16"><text:span text:style-name="T7">Muistele, mitä sie/tet halluut(ta) räkätä lisän avula ja miten se sauttaa lisäoorningin moolin.</text:span></text:p>
            <text:p text:style-name="P9"/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6"><text:span text:style-name="T1">Målgruppe:</text:span></text:p>
            <text:p text:style-name="P16"><text:span text:style-name="T5">Beskriv målgruppen for virksomheten.</text:span></text:p>
            <text:p text:style-name="P16"><text:span text:style-name="T1">Mooliroikka:</text:span></text:p>
            <text:p text:style-name="P16"><text:span text:style-name="T6">Muistele toimen mooliroikan ympäri. </text:span></text:p>
            <text:p text:style-name="P13"/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6"><text:span text:style-name="T1">Aktiviteter og framdriftsplan: </text:span></text:p>
            <text:p text:style-name="P16"><text:span text:style-name="T5">Aktivitets-/framdriftsplan for drifta, og beskrivelse av aktivitetene som skal gjennomføres i tilskuddsperioden.</text:span></text:p>
            <text:p text:style-name="P16"><text:span text:style-name="T1">Aktiviteetit ja eistymisplaana:</text:span></text:p>
            <text:p text:style-name="P16"><text:span text:style-name="T7">Aktiviteetti-/eistymisplaana toimele ja kuvvaus lisäperiuudin aktiviteettiin ympäri.</text:span></text:p>
            <text:p text:style-name="P9"/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6"><text:span text:style-name="T1">Kompetanse:</text:span></text:p>
            <text:p text:style-name="P16"><text:span text:style-name="T8">Ved søknad om nyetablering, b</text:span><text:span text:style-name="T5">eskriv virksomhetens særlige styrker/kompetanse/kvalifikasjoner.</text:span></text:p>
            <text:p text:style-name="P16"><text:span text:style-name="T1">Kompetansi:</text:span></text:p>
            <text:p text:style-name="P16"><text:span text:style-name="T7">Jos lisän tarvithaan uusetableeraamisheen, muistele toimen eriliikaisesti vahvoin puoliin/kompetansin/kvalifikasjuuniitten ympäri.</text:span></text:p>
            <text:p text:style-name="P14"/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6"><text:span text:style-name="T1">Budsjett:</text:span></text:p>
            <text:p text:style-name="P16"><text:span text:style-name="T5">Budsjett med presisering av eventuelle administrative kostnader ved gjennomføringen av prosjektet – også opplysninger om egeninnsats og om det er søkt eller mottatt støtte fra andre </text:span><text:span text:style-name="T8">finansierings</text:span><text:span text:style-name="T5">kilder.</text:span></text:p>
            <text:p text:style-name="P16"><text:span text:style-name="T9">Budsjetti:</text:span></text:p>
            <text:p text:style-name="P16"><text:span text:style-name="T7">Budsjetti ja selvitys maholisista administratiivista kustanuksista ko prosjekti viehään läpi – kans tieot omakustanuksista ja jos se oon hajettu eli saatu kuurttoo muista finansieerinkikalttiista.</text:span></text:p>
            <text:p text:style-name="P15"/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6"><text:span text:style-name="T1">Finansieringsplan:</text:span></text:p>
            <text:p text:style-name="P16"><text:span text:style-name="T5">Opplys om det er søkt eller innvilget støtte fra andre kilder.</text:span></text:p>
            <text:p text:style-name="P16"><text:span text:style-name="T1">Finansieerinkiplaana:</text:span></text:p>
            <text:p text:style-name="P16"><text:span text:style-name="T7">Ilmoita jos se oon hajettu eli saatu kuurttoo muista finansieerinkikalttiista.</text:span></text:p>
            <text:p text:style-name="P9"/>
            <text:p text:style-name="P9"/>
          </table:table-cell>
        </table:table-row>
      </table:table>
      <text:p text:style-name="P4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6"><text:span text:style-name="T10">Vedlegg:</text:span></text:p>
            <text:p text:style-name="P16"><text:span text:style-name="T10">Lissäysdokumentit: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2">Virksomhetens vedtekter.</text:span></text:p>
            <text:p text:style-name="P16"><text:span text:style-name="T12">Toimen säänöt.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2">Aktivitetsplan</text:span><text:span text:style-name="T1"> for kommende år</text:span><text:span text:style-name="T12">.</text:span></text:p>
            <text:p text:style-name="P16"><text:span text:style-name="T12">Tulleevan vuoen aktiviteettiplaana.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2">Revisorgodkjent</text:span><text:span text:style-name="T1"> regnskap for foregående år</text:span><text:span text:style-name="T12">, dersom dette ikke er levert tidligere. For språk- og kultursentre eid av kommuner skal regnskapet revideres sammen med kommunens regnskap.</text:span></text:p>
            <text:p text:style-name="P16"><text:span text:style-name="T12">Reviisorin hyväksymä räkninginpito viimi vuoele, jos sitä ei ole levereerattu varhemin. Net kieli- ja kulttuurisentterit jokka komuunit omistethaan häyvythään revideerata räkninginpion komuunin räkninginpion kans. 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">Årsmelding for foregående år, inkludert rapport over bruken av tilskuddet i foregående år </text:span><text:span text:style-name="T12">jf.</text:span><text:span text:style-name="T1"> innsendt </text:span><text:span text:style-name="T12">aktivitetsplan.</text:span></text:p>
            <text:p text:style-name="P16"><text:span text:style-name="T12">Vuosimellinki viimi vuoele, ja siinä häyttyy olla myötä raportti siitä kunka viimi vuoen lisä oon käytetty verrattunna lähätetthyyn aktiviteettiplaanhaan.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">Budsjettsøknad for kommende år.</text:span></text:p>
            <text:p text:style-name="P16"><text:span text:style-name="T1">Tulleevan vuoen budsjettisööknaadi.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">Antall vedlegg til søknaden:</text:span></text:p>
            <text:p text:style-name="P16"><text:span text:style-name="T1">Sööknaadin lissäysdokumenttiin määrä:</text:span>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language="se" fo:country="NO"/>
    </style:style>
    <style:style style:name="MT1" style:family="text">
      <style:text-properties style:font-name="FS Albert Pro" fo:font-size="16pt" fo:language="se" fo:country="NO" style:font-size-asian="16pt"/>
    </style:style>
    <style:style style:name="MT2" style:family="text">
      <style:text-properties style:font-name="FS Albert Pro" fo:font-size="16pt" fo:language="se" fo:country="NO" style:font-size-asian="16pt" style:font-size-complex="16pt"/>
    </style:style>
    <style:style style:name="MT3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2" text:anchor-type="char" svg:x="-0.991cm" svg:y="0.021cm" svg:width="7.671cm" svg:height="1.125cm" draw:z-index="1"><draw:image xlink:href="Pictures/100002010000049E000000AE1238EB2317615C5A.png" xlink:type="simple" xlink:show="embed" xlink:actuate="onLoad" loext:mime-type="image/png"/><draw:contour-polygon svg:width="9.925cm" svg:height="1.387cm" svg:viewBox="0 0 9925 1387" draw:points="14,0 14,1179 359,1387 2151,1387 9939,1387 9939,0 8285,0" draw:recreate-on-edit="false"/></draw:frame><text:span text:style-name="MT1"><text:tab/></text:span><text:span text:style-name="MT2">Nasjonalt tilskudd til kvensk språk </text:span></text:p>
        <text:p text:style-name="MP1"><text:span text:style-name="MT1">og kvensk/norskfinsk kultur</text:span></text:p>
        <text:p text:style-name="MP1"><text:span text:style-name="MT1">Kansalinen lisä kväänin/norjansuomalaisele <text:line-break/>kulttuurille</text:span></text:p>
        <text:p text:style-name="MP2"/>
      </style:header>
      <style:footer>
        <text:p text:style-name="Footer"><text:span text:style-name="MT3">Dette skjemaet danner grunnlaget for digitalt skjema som legges ut på </text:span><text:a xlink:type="simple" xlink:href="http://www.tffk.no" text:style-name="Internet_20_link" text:visited-style-name="Visited_20_Internet_20_Link"><text:span text:style-name="MT3">www.tffk.no</text:span></text:a><text:span text:style-name="MT3">. </text:span></text:p>
        <text:p text:style-name="Footer"><text:span text:style-name="MT3">Søknaden sendes via digitalt søknadsskjema.</text:span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Aili Eriksen</dc:creator>
    <meta:editing-cycles>13</meta:editing-cycles>
    <meta:creation-date>2020-03-31T09:31:00</meta:creation-date>
    <dc:date>2020-04-17T09:09:52.463660000</dc:date>
    <meta:generator>LibreOffice/6.4.6.2$Linux_X86_64 LibreOffice_project/40$Build-2</meta:generator>
    <meta:document-statistic meta:table-count="4" meta:image-count="1" meta:object-count="0" meta:page-count="2" meta:paragraph-count="71" meta:word-count="350" meta:character-count="3110" meta:non-whitespace-character-count="2818"/>
    <meta:user-defined meta:name="AppVersion">00.0001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